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Normal">She wouldn’t find the strength of will to tell you anything else, for now and for many hours to come. How could she, after this? After what you’ve just done, she wouldn’t dare lie to you if her life depended on it, let alone speak the truth. So, until she was able to do either again, she would bide her time, she would patiently wait while mustering her courage. Except...</text:p>
      <text:p text:style-name="Normal"><text:span text:style-name="T1">No. I don’t want to wait.</text:span> Deep within, she felt that delaying was wrong, that if she didn’t do anything now she’d likely end up waiting forever. She glanced your way, and that’s when all the excuses to put off talking to you surfaced in her mind. <text:span text:style-name="T1">“Now isn’t the right time,” “you’re busy listening to the teacher,” “I’m discouraged after what just happened,”</text:span> and on and on endlessly they emerged. But in the midst of them, a single voice said <text:span text:style-name="T1">“I don’t want to wait. I have to do something.”</text:span> It was a voice she’d always ignored, one she’d always left to drown in the maelstroms of thoughts in her head. She didn’t want to do that anymore.</text:p>
      <text:p text:style-name="Normal">She tore a piece of paper off her notebook, wrote a question in it, then whispered your name and passed it to you.</text:p>
      <text:p text:style-name="Normal">You took it, read it in a second and wrote down your answer.</text:p>
      <text:p text:style-name="Normal">“Thanks. Can I talk to you after school?” was her question, and, just under it, you’d written:</text:p>
      <text:p text:style-name="Normal">“Sure.”</text:p>
      <text:p text:style-name="Normal">She read it with a smile and a short sigh of relief; she was glad. In the end, she would still have to wait, but unlike before this wait had a definite end. Until that end came, she was content just letting time fly by.</text:p>
      <text:p text:style-name="Normal"/>
      <text:p text:style-name="P1">••</text:p>
      <text:p text:style-name="P1">Node 2: Under the evening sun, on the way home</text:p>
      <text:p text:style-name="P1"/>
      <text:p text:style-name="Normal">A cool wind blew in through the open windows, and rays of the late afternoon flooded into the clubroom. Their warm light had submerged the four desks at the centre of the room that, together, formed a makeshift table. As for the large bookshelf at the back of the room, the lower half of its collection was immersed in a bright orange hue.</text:p>
      <text:p text:style-name="Normal">At this hour, as classes had yet to end, there was only serenity in the clubroom.</text:p>
      <text:p text:style-name="Normal">“Haa...”</text:p>
      <text:p text:style-name="Normal">Serenity, and a girl who loved to run away here.</text:p>
      <text:p text:style-name="Normal">“It’s almost time.” Any second now, a distant bell would sound the end of lessons for today, and she waited for it, sitting cross-legged on the floor with her back to the wall and the curtains fluttering over her head. When its ringing reached her, she took another deep breath and,</text:p>
      <text:p text:style-name="Normal">“Haa...” Exhaled all the unease she could exhale. She got up, picked up her backpack, and started on her way to the school entrance.</text:p>
      <text:p text:style-name="Normal">Earlier during lunch break, she’d told you that she’d meet you there. What she hadn’t told you was that she would then skip the afternoon classes so as to mentally prepare herself. Not that her skipping classes was rare, and besides, this time she really needed it. Putting a hand to her chest, and feeling her heart pounding through it,</text:p>
      <text:p text:style-name="Normal">“Yeah, I really needed it...” </text:p>
      <text:p text:style-name="Normal"><text:span text:style-name="T1">Although, to be completely honest, I... I want more of it... I want more time to prepare...</text:span></text:p>
      <text:p text:style-name="Normal">Every step she took brought her closer to a moment she’d imagined a million times. Every step forward made her feel more and more nervous. Out of all the scenarios she’d crafted in her mind, how many had a positive outcome? And out of those that had a positive outcome, how many were realistic? She didn’t dare think of an answer, and, without realising it, she started walking more slowly.</text:p>
      <text:p text:style-name="Normal">Despite her own will, she couldn’t stop thinking about what was to come, and all the possible ways it could go wrong.</text:p>
      <text:p text:style-name="Normal">“...” And all the possible ways she could run away. What... Plausible pretext could she use to justify talking to you out of school out of the blue? Perhaps to thank you for your help this morning? But that could be done even during classes. Then maybe-</text:p>
      <text:p text:style-name="Normal">“No.”</text:p>
      <text:p text:style-name="Normal">She stopped dead in her tracks. <text:span text:style-name="T1">I don’t want to run away anymore. I want to see this through.</text:span> She was scared, that was undeniable —in fact, her hands were trembling— but this time, just this time, she would face her fears. She pushed forward.</text:p>
      <text:p text:style-name="Normal">It didn’t take her long to find you; as it were, you were leaning against the wall next to the entrance door, waiting for her. The moment you spotted one another, and as each went to meet the other, she suddenly became aware of what felt like a ball of anxiety concentrating in her stomach. The closer she got to you, the heavier that ball felt; doubtless, butterflies would hatch from it and begin flapping about violently. But, at the same time and, to her own surprise, every step she took towards you carried more energy than the last, and rather than pounding, her heart seemed to be dancing.</text:p>
      <text:p text:style-name="Normal">“I wanted to see you.”</text:p>
      <text:p text:style-name="Normal">She said it like a casual remark, and the smile that followed added that there was no deeper meaning to it.</text:p>
      <text:p text:style-name="Normal">“Is that so,” you mirrored her smile, “you wanted to talk to me about something, right?”</text:p>
      <text:p text:style-name="Normal">And now the butterflies hatched. “Um, well, yeah,” <text:span text:style-name="T1">but not here, </text:span>so, looking towards the school gates, “do you mind if we walk while we talk?”</text:p>
      <text:p text:style-name="Normal">After following her gaze, you paused to think for a second, and only then did it occur to her that you might be busy,</text:p>
      <text:p text:style-name="Normal"><text:span text:style-name="T1">Ah.</text:span> What she would do in that case, she did not know.</text:p>
      <text:p text:style-name="Normal">“No, it’s fine. I wanted to go home as soon as possible anyway.”</text:p>
      <text:p text:style-name="Normal">As minor as this unexpected obstacle may have been, “I’m glad... Actually, I was thinking the same thing,” and this made her feel slightly more at ease, “let’s go?”</text:p>
      <text:p text:style-name="Normal">You nodded, and together you exited the school building.</text:p>
      <text:p text:style-name="Normal">Since neither of you was the talkative type, the walk to the gates was entirely silent, and, at least to her, <text:span text:style-name="T1">a little awkward...</text:span> However, despite all the tension that probably she alone was feeling, the moment she took a step outside she let out a big sigh of relief, left her shoulders to slump and her head to fall forward, before raising it to rest her eyes on the skies above her.<text:span text:style-name="T1"> ...The clouds are turning orange, I guess it’s getting late.</text:span> This sequence was another habit of hers, and at this point it seemed to trigger automatically whenever she left the school premises. And, stopping next to her,</text:p>
      <text:p text:style-name="Normal">“You know, you look like you just got out of prison right now,” you commented.</text:p>
      <text:p text:style-name="Normal">“Well, that’s not far off the mark, is it?”</text:p>
      <text:p text:style-name="Normal">“...” For some reason, her casual reply had you thinking for a moment. “A prison, huh? Then it’s no wonder you’re always skipping classes.” There was a trace of sadness in your voice, or perhaps was it envy? Like skipping classes was a luxury you couldn’t afford. Either way, she didn’t like it:</text:p>
      <text:p text:style-name="Normal">“If you want, I can show the best places to hide in, sometime. That way, you can go to school without going to school.”</text:p>
      <text:p text:style-name="Normal">At first you looked surprised at her proposition, but it only took a second for your expression to soften, “that doesn’t sound bad. Maybe I’ll take you up on your offer someday.”</text:p>
      <text:p text:style-name="Normal">Your answer made her the tiniest bit happier. “All right, that’s decided!” Nothing was decided, but she didn’t care, “for now though, we’re getting out of here, not in. So, do you want to wait for the bus or do you prefer the twenty-minute walk?”</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